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line-height="150%"/>
      <style:text-properties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line-height="150%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style="normal" style:font-size-asian="9pt" style:font-style-asian="normal" style:font-size-complex="9pt" style:font-style-complex="normal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2.4<text:span text:style-name="T7"> SUBFLUXO: Definir a interface</text:span></text:p>
      <text:p text:style-name="P1"/>
      <text:p text:style-name="P1">Natureza subjetiva da usabilidade das interfaces <text:tab/><text:tab/><text:tab/><text:tab/>'<text:tab/>p. 109</text:p>
      <text:p text:style-name="P1">Motivo do subfluxo <text:tab/>Definir a interface ter sido incluido no WRE- Process <text:s text:c="6"/><text:tab/>p. 109</text:p>
      <text:p text:style-name="P1">Justificativa por <text:s/>tratar requisitos de interface no SUBFLUXO: Definir a interface p. 110</text:p>
      <text:p text:style-name="P1">sujestão de <text:s/>modelos navegacionais<text:tab/><text:tab/><text:tab/><text:tab/><text:tab/><text:tab/><text:tab/>p. 110</text:p>
      <text:p text:style-name="P1">referência a limitação do RUP quanto a captura e especificação de Req. de Interface p. 110</text:p>
      <text:p text:style-name="P1">as atividades introduzidas pelo <text:span text:style-name="T1">Definir a interface </text:span>do WRE-process<text:tab/><text:tab/>p. 111</text:p>
      <text:p text:style-name="P1"/>
      <text:p text:style-name="P1">4.2.4.1 <text:span text:style-name="T7">Atividade : Especificar requisitos de Interface</text:span></text:p>
      <text:p text:style-name="P1"/>
      <text:p text:style-name="P1">Objetivo e documentos base para especificação de requisitos de Interface<text:tab/><text:tab/>p. 112</text:p>
      <text:p text:style-name="P1">necessidade de conhecer as tarefas que os usuarios precisarão executar<text:tab/><text:tab/>p. 112</text:p>
      <text:p text:style-name="P1">Adicionado o <text:span text:style-name="T1">Modelo de Caso de uso de Interface<text:tab/><text:tab/><text:tab/><text:tab/><text:tab/></text:span><text:span text:style-name="T2">p. 112</text:span></text:p>
      <text:p text:style-name="P1"><text:span text:style-name="T3">Modelo de Caso de Uso Storyboard</text:span><text:span text:style-name="T2"> como base do </text:span><text:span text:style-name="T4">Documento </text:span><text:span text:style-name="T3">Casos de Uso de Interface.<text:tab/><text:tab/></text:span><text:span text:style-name="T5">p. 112</text:span></text:p>
      <text:p text:style-name="P2">geração automática do protótipo de interface gráfica<text:tab/><text:tab/><text:tab/><text:tab/>p. 112</text:p>
      <text:p text:style-name="P2">artefatos produzidos pela atividade <text:tab/><text:tab/><text:tab/><text:tab/><text:tab/><text:tab/><text:tab/>p. 112</text:p>
      <text:p text:style-name="P2">Diferenças de Modelos: Casos de Uso Funcionais e Casos de Uso de Interface<text:tab/>p. 113</text:p>
      <text:p text:style-name="P1"><text:span text:style-name="T5">Diferenças entre </text:span><text:span text:style-name="T6">Documentos</text:span><text:span text:style-name="T5"> </text:span><text:span text:style-name="T3">de Requisitos de Interface</text:span><text:span text:style-name="T4"> </text:span><text:span text:style-name="T5">e </text:span><text:span text:style-name="T3">de Requisitos funcionais</text:span><text:span text:style-name="T5"><text:tab/><text:tab/>p. 113 </text:span></text:p>
      <text:p text:style-name="P1"><text:span text:style-name="T5">evitar a sobrecarga na produção do artefato de </text:span><text:span text:style-name="T4">Especificação de Casos de Uso de Interface<text:tab/></text:span><text:span text:style-name="T5">p. 113</text:span></text:p>
      <text:p text:style-name="P2"/>
      <text:p text:style-name="P4">4.2.4.1.1 Artefato: Modelo de Casos de Uso de Interface</text:p>
      <text:p text:style-name="P2"/>
      <text:p text:style-name="P2">Figura com Modelo de Casos de Uso e comentários sobre a figura<text:tab/><text:tab/><text:tab/>p. 114</text:p>
      <text:p text:style-name="P2"/>
      <text:p text:style-name="P4">4.2.4.1.2 Artefato: Documento de Requisitos de Interface</text:p>
      <text:p text:style-name="P2"/>
      <text:p text:style-name="P2">Comentário sobre o documento e Template do documento<text:tab/><text:tab/><text:tab/><text:tab/>p. 115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4.2.4.1.3 Artefato: Especificação de Casos de Uso de Interfaces</text:p>
      <text:p text:style-name="P2"/>
      <text:p text:style-name="P2">Extensão do modelo de Caso de Uso Storyboard e finalidade<text:tab/><text:tab/><text:tab/>p. 115</text:p>
      <text:p text:style-name="P2">auxilio na elaboração do protótipo de interface na implantação do software<text:tab/>p. 115</text:p>
      <text:p text:style-name="P2">geração dos prototipos de interfaces automaticamente<text:tab/><text:tab/><text:tab/><text:tab/>p. 115</text:p>
      <text:p text:style-name="P2">tabela com template de Especificação e exemplo no apêndice D <text:tab/><text:tab/><text:tab/>p. 116</text:p>
      <text:p text:style-name="P2">resumo da seção Atividade Especificar requisitos de Interface e comentário finais p. 117</text:p>
      <text:p text:style-name="P2"><text:s/></text:p>
      <text:p text:style-name="P4">4.2.4.2 Atividade: Projetar Visibilidade da Aplicação</text:p>
      <text:p text:style-name="P2"/>
      <text:p text:style-name="P2">objetivo da atividade e quando a atividade deve ser realizada<text:tab/><text:tab/><text:tab/>p. 117</text:p>
      <text:p text:style-name="P2">explicação de não haver template do artefato <text:span text:style-name="T1">Guia de Construção da interface <text:tab/></text:span>p<text:span text:style-name="T1">. </text:span>118</text:p>
      <text:p text:style-name="P2">descrição do <text:span text:style-name="T1">Documento de Descrição do Layout</text:span><text:tab/> <text:tab/><text:tab/><text:tab/><text:tab/>p. 118</text:p>
      <text:p text:style-name="P2"/>
      <text:p text:style-name="P4">4.2.4.3 Atividade : Definir o Protótipo da Interfaces</text:p>
      <text:p text:style-name="P2"/>
      <text:p text:style-name="P2">Objetivo da atividade <text:tab/><text:tab/><text:tab/><text:tab/><text:tab/><text:tab/><text:tab/><text:tab/><text:tab/>p. 118</text:p>
      <text:p text:style-name="P2">Principal objetivo do Protótipo<text:tab/><text:tab/><text:tab/><text:tab/><text:tab/><text:tab/><text:tab/>p. 118<text:tab/></text:p>
      <text:p text:style-name="P2">Referência a geração de Protótipos automaticamente<text:tab/><text:tab/><text:tab/><text:tab/>p. 118</text:p>
      <text:p text:style-name="P2"/>
      <text:p text:style-name="P4">4.2.4.4 Atividade : Projetar Conteúdo</text:p>
      <text:p text:style-name="P2"/>
      <text:p text:style-name="P2">disseminação e ou apresentação de informações <text:tab/>além das funcionalidades <text:tab/>p. 119</text:p>
      <text:p text:style-name="P2">atividades do projetista de conteúdo<text:tab/><text:tab/><text:tab/><text:tab/><text:tab/><text:tab/><text:tab/>p. 119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23T11:05:51</meta:creation-date>
    <dc:date>2011-01-23T18:11:43</dc:date>
    <meta:editing-cycles>35</meta:editing-cycles>
    <meta:editing-duration>PT6H49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9" meta:word-count="388" meta:character-count="2521"/>
  </office:meta>
</office:document-meta>
</file>